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439" officeooo:paragraph-rsid="000a1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ION CASES:</text:p>
      <text:p text:style-name="P1">+ load_weight on and off in n cycles</text:p>
      <text:p text:style-name="P1">+ buffer_en to data_valid in n cycles</text:p>
      <text:p text:style-name="P1">+ rst in n cycles</text:p>
      <text:p text:style-name="P1">+ rst deassert to done assert in n cycl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0:01:20.218425715</meta:creation-date>
    <dc:date>2024-05-28T20:05:20.356124655</dc:date>
    <meta:editing-duration>PT4M</meta:editing-duration>
    <meta:editing-cycles>1</meta:editing-cycles>
    <meta:document-statistic meta:table-count="0" meta:image-count="0" meta:object-count="0" meta:page-count="1" meta:paragraph-count="5" meta:word-count="31" meta:character-count="147" meta:non-whitespace-character-count="121"/>
    <meta:generator>LibreOffice/7.3.7.2$Linux_X86_64 LibreOffice_project/30$Build-2</meta:generator>
  </office:meta>
</office:document-meta>
</file>